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747">
      <style:drawing-page-properties draw:fill="bitmap" draw:fill-image-name="a7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8" style:parent-style-name="Graphics">
      <style:graphic-properties draw:fill="none" draw:stroke="non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solid" draw:fill-color="#ea6312" draw:opacity="100%" draw:stroke="none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161719" style:text-line-through-type="none" style:text-line-through-style="none" style:text-line-through-width="auto" style:text-line-through-color="font-color" style:text-position="0% 100%" fo:font-family="Inte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7">
      <style:drawing-page-properties draw:fill="bitmap" draw:fill-image-name="a7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 style:parent-style-name="Graphics">
      <style:graphic-properties draw:fill="none" draw:stroke="none"/>
    </style:style>
    <style:style style:family="drawing-page" style:name="a725">
      <style:drawing-page-properties draw:fill="bitmap" draw:fill-image-name="a7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4">
      <style:drawing-page-properties draw:fill="bitmap" draw:fill-image-name="a7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5" style:parent-style-name="Graphics">
      <style:graphic-properties draw:fill="none" draw:stroke="none"/>
    </style:style>
  </office:automatic-styles>
  <office:body>
    <office:presentation>
      <draw:page draw:name="Slide1" draw:style-name="a722" draw:master-page-name="Master1-Layout7-blank-Blank" presentation:presentation-page-layout-name="Master1-PPL7" draw:id="Slide-256">
        <draw:frame draw:id="id222" draw:style-name="a723" draw:name="Picture 2" svg:x="1.12035in" svg:y="0.3122in" svg:width="11.09263in" svg:height="6.875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25" draw:master-page-name="Master1-Layout7-blank-Blank" presentation:presentation-page-layout-name="Master1-PPL7" draw:id="Slide-257">
        <draw:frame draw:id="id223" draw:style-name="a726" draw:name="Picture 2" svg:x="1.19597in" svg:y="0.747in" svg:width="10.49079in" svg:height="5.52851in" style:rel-width="scale" style:rel-height="scale">
          <draw:image xlink:href="media/image2.png" xlink:type="simple" xlink:show="embed" xlink:actuate="onLoad"/>
          <svg:title/>
          <svg:desc/>
        </draw:frame>
        <draw:frame draw:id="id224" draw:style-name="a731" draw:name="TextBox 5" svg:x="2.69388in" svg:y="0.21429in" svg:width="6.59184in" svg:height="0.40391in">
          <draw:text-box>
            <text:p text:style-name="a730" text:class-names="" text:cond-style-name=""><text:span text:style-name="a727" text:class-names="">Lead Generation Dashboar</text:span><text:span text:style-name="a728" text:class-names="">d</text:span><text:span text:style-name="a729" text:class-names=""/></text:p>
          </draw:text-box>
          <svg:title/>
          <svg:desc/>
        </draw:frame>
        <draw:frame draw:id="id225" draw:style-name="a735" draw:name="TextBox 7" svg:x="3.33418in" svg:y="3.36948in" svg:width="6.66837in" svg:height="0.40391in">
          <draw:text-box>
            <text:p text:style-name="a734" text:class-names="" text:cond-style-name=""><text:span text:style-name="a732" text:class-names="">Lead Generation Dashboard.</text:span><text:span text:style-name="a733" text:class-names=""/></text:p>
          </draw:text-box>
          <svg:title/>
          <svg:desc/>
        </draw:frame>
      </draw:page>
      <draw:page draw:name="Slide3" draw:style-name="a737" draw:master-page-name="Master1-Layout7-blank-Blank" presentation:presentation-page-layout-name="Master1-PPL7" draw:id="Slide-258">
        <draw:frame draw:id="id226" draw:style-name="a738" draw:name="Picture 2" svg:x="1.4016in" svg:y="0.96854in" svg:width="10.53014in" svg:height="5.95697in" style:rel-width="scale" style:rel-height="scale">
          <draw:image xlink:href="media/image3.png" xlink:type="simple" xlink:show="embed" xlink:actuate="onLoad"/>
          <svg:title/>
          <svg:desc/>
        </draw:frame>
        <draw:frame draw:id="id227" draw:style-name="a742" draw:name="TextBox 3" svg:x="3.82653in" svg:y="0.16327in" svg:width="4.11224in" svg:height="0.40391in">
          <draw:text-box>
            <text:p text:style-name="a741" text:class-names="" text:cond-style-name=""><text:span text:style-name="a739" text:class-names="">Sales Dashboard</text:span><text:span text:style-name="a740" text:class-names=""/></text:p>
          </draw:text-box>
          <svg:title/>
          <svg:desc/>
        </draw:frame>
      </draw:page>
      <draw:page draw:name="Slide4" draw:style-name="a744" draw:master-page-name="Master1-Layout7-blank-Blank" presentation:presentation-page-layout-name="Master1-PPL7" draw:id="Slide-259">
        <draw:frame draw:id="id228" draw:style-name="a745" draw:name="Picture 7" svg:x="1.74748in" svg:y="1.16772in" svg:width="10.19129in" svg:height="5.682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747" draw:master-page-name="Master1-Layout7-blank-Blank" presentation:presentation-page-layout-name="Master1-PPL7" draw:id="Slide-260">
        <draw:frame draw:id="id229" draw:style-name="a748" draw:name="Picture 2" svg:x="2.15109in" svg:y="1.27344in" svg:width="9.45148in" svg:height="5.23676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6.png" xlink:show="embed" xlink:actuate="onLoad"/>
    <draw:fill-image draw:name="a455" xlink:href="media/image6.png" xlink:show="embed" xlink:actuate="onLoad"/>
    <draw:fill-image draw:name="a494" xlink:href="media/image6.png" xlink:show="embed" xlink:actuate="onLoad"/>
    <draw:fill-image draw:name="a637" xlink:href="media/image6.png" xlink:show="embed" xlink:actuate="onLoad"/>
    <draw:fill-image draw:name="a743" xlink:href="media/image6.png" xlink:show="embed" xlink:actuate="onLoad"/>
    <draw:fill-image draw:name="a142" xlink:href="media/image6.png" xlink:show="embed" xlink:actuate="onLoad"/>
    <draw:fill-image draw:name="a268" xlink:href="media/image6.png" xlink:show="embed" xlink:actuate="onLoad"/>
    <draw:fill-image draw:name="a746" xlink:href="media/image6.png" xlink:show="embed" xlink:actuate="onLoad"/>
    <draw:fill-image draw:name="a679" xlink:href="media/image6.png" xlink:show="embed" xlink:actuate="onLoad"/>
    <draw:fill-image draw:name="a360" xlink:href="media/image6.png" xlink:show="embed" xlink:actuate="onLoad"/>
    <draw:fill-image draw:name="a293" xlink:href="media/image6.png" xlink:show="embed" xlink:actuate="onLoad"/>
    <draw:fill-image draw:name="a201" xlink:href="media/image6.png" xlink:show="embed" xlink:actuate="onLoad"/>
    <draw:fill-image draw:name="a736" xlink:href="media/image6.png" xlink:show="embed" xlink:actuate="onLoad"/>
    <draw:fill-image draw:name="a0" xlink:href="media/image6.png" xlink:show="embed" xlink:actuate="onLoad"/>
    <draw:fill-image draw:name="a314" xlink:href="media/image6.png" xlink:show="embed" xlink:actuate="onLoad"/>
    <draw:fill-image draw:name="a721" xlink:href="media/image6.png" xlink:show="embed" xlink:actuate="onLoad"/>
    <draw:fill-image draw:name="a42" xlink:href="media/image6.png" xlink:show="embed" xlink:actuate="onLoad"/>
    <draw:fill-image draw:name="a724" xlink:href="media/image6.png" xlink:show="embed" xlink:actuate="onLoad"/>
    <draw:fill-image draw:name="a393" xlink:href="media/image6.png" xlink:show="embed" xlink:actuate="onLoad"/>
    <draw:fill-image draw:name="a426" xlink:href="media/image6.png" xlink:show="embed" xlink:actuate="onLoad"/>
    <draw:fill-image draw:name="a574" xlink:href="media/image6.png" xlink:show="embed" xlink:actuate="onLoad"/>
    <draw:fill-image draw:name="a113" xlink:href="media/image6.png" xlink:show="embed" xlink:actuate="onLoad"/>
    <draw:fill-image draw:name="a71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6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2" draw:layer="Master1-bg" draw:style-name="a45" draw:name="Picture 7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9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5" draw:layer="Master1-bg" draw:style-name="a49" draw:name="Picture 10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3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3" draw:layer="Master1-bg" draw:style-name="a74" draw:name="Picture 7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9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6" draw:layer="Master1-bg" draw:style-name="a78" draw:name="Picture 10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ifth le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6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34" draw:layer="Master1-bg" draw:style-name="a116" draw:name="Picture 7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9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37" draw:layer="Master1-bg" draw:style-name="a120" draw:name="Picture 10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Two-Content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45" draw:layer="Master1-bg" draw:style-name="a145" draw:name="Picture 8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10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8" draw:layer="Master1-bg" draw:style-name="a149" draw:name="Picture 11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9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57" draw:layer="Master1-bg" draw:style-name="a204" draw:name="Picture 10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12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60" draw:layer="Master1-bg" draw:style-name="a208" draw:name="Picture 13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Title-Only" style:page-layout-name="pageLayout1" draw:style-name="a269">
      <draw:frame draw:id="id70" draw:layer="Master1-bg" draw:style-name="a270" draw:name="Picture 2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71" draw:layer="Master1-bg" draw:style-name="a271" draw:name="Picture 3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1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81" draw:layer="Master1-bg" draw:style-name="a296" draw:name="Picture 2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7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84" draw:layer="Master1-bg" draw:style-name="a300" draw:name="Picture 8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90" draw:layer="Master1-bg" draw:style-name="a317" draw:name="Picture 8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10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93" draw:layer="Master1-bg" draw:style-name="a321" draw:name="Picture 11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02" draw:layer="Master1-bg" draw:style-name="a363" draw:name="Picture 8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10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05" draw:layer="Master1-bg" draw:style-name="a367" draw:name="Picture 11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ck icon to add pictur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14" draw:layer="Master1-bg" draw:style-name="a396" draw:name="Picture 8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10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17" draw:layer="Master1-bg" draw:style-name="a400" draw:name="Picture 11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ck icon to add pictur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le-and-Caption" style:page-layout-name="pageLayout1" draw:style-name="a427">
      <draw:frame draw:id="id125" draw:layer="Master1-bg" draw:style-name="a428" draw:name="Picture 2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9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29" draw:layer="Master1-bg" draw:style-name="a433" draw:name="Picture 10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Click to edit Master title styl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Quote-with-Caption" style:page-layout-name="pageLayout1" draw:style-name="a456">
      <draw:frame draw:id="id136" draw:layer="Master1-bg" draw:style-name="a457" draw:name="Picture 2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40" draw:layer="Master1-bg" draw:style-name="a462" draw:name="Picture 12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5">
      <draw:frame draw:id="id150" draw:layer="Master1-bg" draw:style-name="a496" draw:name="Picture 6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51" draw:layer="Master1-bg" draw:style-name="a497" draw:name="Picture 7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9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54" draw:layer="Master1-bg" draw:style-name="a501" draw:name="Picture 10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Column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62" draw:layer="Master1-bg" draw:style-name="a526" draw:name="Picture 8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10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65" draw:layer="Master1-bg" draw:style-name="a530" draw:name="Picture 11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Picture-Column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80" draw:layer="Master1-bg" draw:style-name="a577" draw:name="Picture 8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10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83" draw:layer="Master1-bg" draw:style-name="a581" draw:name="Picture 11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ck icon to add pictur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ck icon to add pictur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638">
      <draw:frame draw:id="id200" draw:layer="Master1-bg" draw:style-name="a639" draw:name="Picture 6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01" draw:layer="Master1-bg" draw:style-name="a640" draw:name="Picture 7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9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04" draw:layer="Master1-bg" draw:style-name="a644" draw:name="Picture 10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80">
      <draw:frame draw:id="id211" draw:layer="Master1-bg" draw:style-name="a681" draw:name="Picture 6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12" draw:layer="Master1-bg" draw:style-name="a682" draw:name="Picture 7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9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15" draw:layer="Master1-bg" draw:style-name="a686" draw:name="Picture 10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ukesh Kumar</meta:initial-creator>
    <dc:creator>Mukesh Kumar</dc:creator>
    <meta:creation-date>2024-01-11T21:29:10Z</meta:creation-date>
    <dc:date>2024-01-11T21:57:06Z</dc:date>
    <meta:template xlink:href="Ion" xlink:type="simple"/>
    <meta:editing-cycles>1</meta:editing-cycles>
    <meta:editing-duration>PT1675S</meta:editing-duration>
    <meta:document-statistic meta:paragraph-count="3" meta:word-count="9"/>
  </office:meta>
</office:document-meta>
</file>